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  <style:font-face style:name="新宋体1" svg:font-family="新宋体" style:font-pitch="variable"/>
    <style:font-face style:name="等线" svg:font-family="等线" style:font-adornments="Regular" style:font-pitch="variable"/>
    <style:font-face style:name="等线 Light" svg:font-family="'等线 Light'" style:font-pitch="variable"/>
    <style:font-face style:name="等线 Light1" svg:font-family="'等线 Light'"/>
    <style:font-face style:name="等线1" svg:font-family="等线" style:font-pitch="variable"/>
    <style:font-face style:name="等线2" svg:font-family="等线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Breadcrumb_20__28_Auto-generated_29_">
      <style:graphic-properties draw:auto-grow-height="true" draw:auto-grow-width="true" fo:min-height="0.666cm" fo:min-width="9.332cm"/>
      <style:paragraph-properties style:writing-mode="lr-tb"/>
    </style:style>
    <style:style style:name="gr4" style:family="graphic" style:parent-style-name="Breadcrumb_20__28_Auto-generated_29_">
      <style:graphic-properties draw:auto-grow-height="true" draw:auto-grow-width="true" fo:min-height="0.666cm" fo:min-width="8.562cm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6" style:family="graphic" style:parent-style-name="Breadcrumb_20__28_Auto-generated_29_">
      <style:graphic-properties draw:auto-grow-height="true" draw:auto-grow-width="true" fo:min-height="0.666cm" fo:min-width="9.417cm"/>
      <style:paragraph-properties style:writing-mode="lr-tb"/>
    </style:style>
    <style:style style:name="gr7" style:family="graphic" style:parent-style-name="Breadcrumb_20__28_Auto-generated_29_">
      <style:graphic-properties draw:auto-grow-height="true" draw:auto-grow-width="true" fo:min-height="0.666cm" fo:min-width="3.808cm"/>
      <style:paragraph-properties style:writing-mode="lr-tb"/>
    </style:style>
    <style:style style:name="gr8" style:family="graphic" style:parent-style-name="Breadcrumb_20__28_Auto-generated_29_">
      <style:graphic-properties draw:auto-grow-height="true" draw:auto-grow-width="true" fo:min-height="0.666cm" fo:min-width="7.584cm"/>
      <style:paragraph-properties style:writing-mode="lr-tb"/>
    </style:style>
    <style:style style:name="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标题幻灯片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标题幻灯片-notes">
      <style:graphic-properties draw:fill-color="#ffffff" fo:min-height="13.364cm"/>
      <style:paragraph-properties style:writing-mode="lr-tb"/>
    </style:style>
    <style:style style:name="pr4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标题和内容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标题和内容-notes">
      <style:graphic-properties draw:fill-color="#ffffff" fo:min-height="13.364cm"/>
      <style:paragraph-properties style:writing-mode="lr-tb"/>
    </style:style>
    <style:style style:name="pr7" style:family="presentation" style:parent-style-name="标题和内容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标题和内容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标题和内容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空白-notes">
      <style:graphic-properties draw:fill-color="#ffffff" fo:min-height="13.364cm"/>
      <style:paragraph-properties style:writing-mode="lr-tb"/>
    </style:style>
    <style:style style:name="pr12" style:family="presentation" style:parent-style-name="标题和内容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标题和内容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标题和内容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节标题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节标题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节标题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等线2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loext:opacity="100%" style:text-line-through-style="none" style:text-line-through-type="none" style:text-position="0% 100%" style:font-name="等线2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等线 Light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等线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111111" loext:opacity="100%"/>
    </style:style>
    <style:style style:name="T6" style:family="text">
      <style:text-properties fo:color="#cfcfcf" loext:opacity="100%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y Presentation" draw:style-name="dp1" draw:master-page-name="标题幻灯片" presentation:presentation-page-layout-name="AL1T0">
        <office:forms form:automatic-focus="false" form:apply-design-mode="false"/>
        <draw:frame draw:name="标题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y Presentation</text:span></text:p>
          </draw:text-box>
        </draw:frame>
        <draw:frame draw:name="副标题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My Name</text:span></text:p>
          </draw:text-box>
        </draw:frame>
        <draw:custom-shape draw:name="文本框 3" draw:style-name="gr1" draw:text-style-name="P6" draw:layer="layout" svg:width="7.139cm" svg:height="1.013cm" svg:x="6.985cm" svg:y="-2.768cm">
          <text:p text:style-name="P5"><text:span text:style-name="T3">#bcy 4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2.088cm">
          <text:p text:style-name="P5"><text:span text:style-name="T3">#bcx 5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1" draw:text-style-name="P6" draw:layer="layout" svg:width="7.139cm" svg:height="1.013cm" svg:x="13.363cm" svg:y="-2.64cm">
          <text:p text:style-name="P5"><text:span text:style-name="T3">#root My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" draw:style-name="gr1" draw:text-style-name="P6" draw:layer="layout" svg:width="7.139cm" svg:height="1.013cm" svg:x="19.953cm" svg:y="-1.999cm">
          <text:p text:style-name="P5"><text:span text:style-name="T3">#bc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1" draw:text-style-name="P6" draw:layer="layout" svg:width="7.139cm" svg:height="1.013cm" svg:x="21.985cm" svg:y="-3.114cm">
          <text:p text:style-name="P5"><text:span text:style-name="T3">#bc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ay’s Topics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Today’s Topics</text:span></text:p>
          </draw:text-box>
        </draw:frame>
        <draw:frame draw:name="内容占位符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Principles</text:p>
              </text:list-item>
              <text:list-item>
                <text:p>Case Studies</text:p>
              </text:list-item>
              <text:list-item>
                <text:p>Issues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ntroduction</text:span></text:p>
          </draw:text-box>
        </draw:frame>
        <draw:frame draw:name="内容占位符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5">Introduction</text:span></text:p>
                <text:list>
                  <text:list-item>
                    <text:p><text:span text:style-name="T5">Background</text:span></text:p>
                  </text:list-item>
                  <text:list-item>
                    <text:p><text:span text:style-name="T5">Point of View</text:span></text:p>
                  </text:list-item>
                </text:list>
              </text:list-item>
              <text:list-item>
                <text:p><text:span text:style-name="T6">Principles</text:span></text:p>
              </text:list-item>
              <text:list-item>
                <text:p><text:span text:style-name="T6">Case Studies</text:span></text:p>
              </text:list-item>
              <text:list-item>
                <text:p><text:span text:style-name="T6">Issues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1.486cm">
          <text:p text:style-name="P5"><text:span text:style-name="T3">#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(2)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ntroduction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Background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9.832cm" svg:height="0.916cm" svg:x="5cm" svg:y="0.44cm">
          <draw:text-box>
            <text:p>My Presentation &gt; Introduction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 of View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oint of View</text:span></text:p>
          </draw:text-box>
        </draw:frame>
        <draw:frame draw:name="内容占位符 2" presentation:style-name="pr9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6">Introduction</text:span></text:p>
                <text:list>
                  <text:list-item>
                    <text:p><text:span text:style-name="T6">Background</text:span></text:p>
                  </text:list-item>
                  <text:list-item>
                    <text:p><text:span text:style-name="T5">Point of View</text:span></text:p>
                  </text:list-item>
                </text:list>
              </text:list-item>
              <text:list-item>
                <text:p><text:span text:style-name="T6">Principles</text:span></text:p>
              </text:list-item>
              <text:list-item>
                <text:p><text:span text:style-name="T6">Case Studies</text:span></text:p>
              </text:list-item>
              <text:list-item>
                <text:p><text:span text:style-name="T6">Issues</text:span></text:p>
              </text:list-item>
            </text:list>
          </draw:text-box>
        </draw:frame>
        <draw:custom-shape draw:name="文本框 4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1" draw:text-style-name="P6" draw:layer="layout" svg:width="7.139cm" svg:height="1.013cm" svg:x="7.564cm" svg:y="-1.775cm">
          <text:p text:style-name="P5"><text:span text:style-name="T3">#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9.832cm" svg:height="0.916cm" svg:x="5cm" svg:y="0.44cm">
          <draw:text-box>
            <text:p>My Presentation &gt; Introduction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 of View (2)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oint of View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frame draw:style-name="gr3" draw:text-style-name="P13" draw:layer="layout" svg:width="9.832cm" svg:height="0.916cm" svg:x="5cm" svg:y="0.44cm">
          <draw:text-box>
            <text:p>My Presentation &gt; Introduction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les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rinciples</text:span></text:p>
          </draw:text-box>
        </draw:frame>
        <draw:frame draw:name="内容占位符 2" presentation:style-name="pr10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5">Principles</text:span></text:p>
                <text:list>
                  <text:list-item>
                    <text:p><text:span text:style-name="T5">Customer Focus</text:span></text:p>
                  </text:list-item>
                  <text:list-item>
                    <text:p><text:span text:style-name="T5">Leadership Commitment</text:span></text:p>
                  </text:list-item>
                  <text:list-item>
                    <text:p><text:span text:style-name="T5">Media Partnership</text:span></text:p>
                  </text:list-item>
                  <text:list-item>
                    <text:p><text:span text:style-name="T5">Merchandising</text:span></text:p>
                  </text:list-item>
                </text:list>
              </text:list-item>
              <text:list-item>
                <text:p><text:span text:style-name="T6">Case Studies</text:span></text:p>
              </text:list-item>
              <text:list-item>
                <text:p><text:span text:style-name="T6">Issues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1.157cm">
          <text:p text:style-name="P5"><text:span text:style-name="T3">#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les (2)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rinciple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stomer Focus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ustomer Focu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9.062cm" svg:height="0.916cm" svg:x="5cm" svg:y="0.44cm">
          <draw:text-box>
            <text:p>My Presentation &gt; Principl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空白">
        <office:forms form:automatic-focus="false" form:apply-design-mode="false"/>
        <draw:frame draw:name="图表 5" draw:style-name="gr5" draw:text-style-name="P14" draw:layer="layout" svg:width="22.577cm" svg:height="15.051cm" svg:x="5.644cm" svg:y="1.9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文本框 6" draw:style-name="gr1" draw:text-style-name="P6" draw:layer="layout" svg:width="7.139cm" svg:height="1.013cm" svg:x="2.568cm" svg:y="-2.512cm">
          <text:p text:style-name="P5"><text:span text:style-name="T3">#nob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dership Commitment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Leadership Commitment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9.062cm" svg:height="0.916cm" svg:x="5cm" svg:y="0.44cm">
          <draw:text-box>
            <text:p>My Presentation &gt; Principl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dia Partnership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Media Partnership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9.062cm" svg:height="0.916cm" svg:x="5cm" svg:y="0.44cm">
          <draw:text-box>
            <text:p>My Presentation &gt; Principl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标题和内容" presentation:presentation-page-layout-name="AL2T11">
        <office:forms form:automatic-focus="false" form:apply-design-mode="false"/>
        <draw:frame draw:name="标题 2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Merchandising</text:span></text:p>
          </draw:text-box>
        </draw:frame>
        <draw:frame draw:name="内容占位符 3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6">Principles</text:span></text:p>
                <text:list>
                  <text:list-item>
                    <text:p><text:span text:style-name="T6">Customer Focus</text:span></text:p>
                  </text:list-item>
                  <text:list-item>
                    <text:p><text:span text:style-name="T6">Leadership Commitment</text:span></text:p>
                  </text:list-item>
                  <text:list-item>
                    <text:p><text:span text:style-name="T6">Media Partnership</text:span></text:p>
                  </text:list-item>
                  <text:list-item>
                    <text:p><text:span text:style-name="T5">Merchandising</text:span></text:p>
                    <text:list>
                      <text:list-item>
                        <text:p><text:span text:style-name="T5">Methodology</text:span></text:p>
                      </text:list-item>
                      <text:list-item>
                        <text:p><text:span text:style-name="T5">Process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ase Studies</text:span></text:p>
              </text:list-item>
              <text:list-item>
                <text:p><text:span text:style-name="T6">Issues</text:span></text:p>
              </text:list-item>
            </text:list>
          </draw:text-box>
        </draw:frame>
        <draw:custom-shape draw:name="文本框 2" draw:style-name="gr1" draw:text-style-name="P15" draw:layer="layout" svg:width="7.139cm" svg:height="1.013cm" svg:x="2.568cm" svg:y="-2.512cm">
          <text:p text:style-name="P5"><text:span text:style-name="T3">#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9.062cm" svg:height="0.916cm" svg:x="5cm" svg:y="0.44cm">
          <draw:text-box>
            <text:p>My Presentation &gt; Principles &gt; </text:p>
          </draw:text-box>
        </draw:frame>
        <draw:custom-shape draw:name="文本框 1" draw:style-name="gr1" draw:text-style-name="P15" draw:layer="layout" svg:width="7.139cm" svg:height="1.013cm" svg:x="7.5cm" svg:y="-1.513cm">
          <text:p text:style-name="P5"><text:span text:style-name="T3">#poptopus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标题和内容" presentation:presentation-page-layout-name="AL2T11">
        <office:forms form:automatic-focus="false" form:apply-design-mode="false"/>
        <draw:frame draw:name="标题 3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Merchandising</text:span></text:p>
          </draw:text-box>
        </draw:frame>
        <draw:frame draw:name="内容占位符 4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8" draw:style-name="gr1" draw:text-style-name="P15" draw:layer="layout" svg:width="7.139cm" svg:height="1.013cm" svg:x="2.568cm" svg:y="-2.512cm"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9.062cm" svg:height="0.916cm" svg:x="5cm" svg:y="0.44cm">
          <draw:text-box>
            <text:p>My Presentation &gt; Principles &gt; 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标题和内容" presentation:presentation-page-layout-name="AL2T11">
        <office:forms form:automatic-focus="false" form:apply-design-mode="false"/>
        <draw:frame draw:name="标题 4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Methodology</text:span></text:p>
          </draw:text-box>
        </draw:frame>
        <draw:frame draw:name="内容占位符 5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9" draw:style-name="gr1" draw:text-style-name="P15" draw:layer="layout" svg:width="7.139cm" svg:height="1.013cm" svg:x="2.568cm" svg:y="-2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3.858cm" svg:height="0.916cm" svg:x="5cm" svg:y="0.44cm">
          <draw:text-box>
            <text:p>My Presentation &gt; Principles &gt; Merchandising &gt; </text:p>
          </draw:text-box>
        </draw:frame>
        <draw:custom-shape draw:name="文本框 10" draw:style-name="gr1" draw:text-style-name="P15" draw:layer="layout" svg:width="7.139cm" svg:height="1.013cm" svg:x="7.5cm" svg:y="-1.512cm">
          <text:p text:style-name="P5"><text:span text:style-name="T3">#poptopush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标题和内容" presentation:presentation-page-layout-name="AL2T11">
        <office:forms form:automatic-focus="false" form:apply-design-mode="false"/>
        <draw:frame draw:name="标题 5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Process</text:span></text:p>
          </draw:text-box>
        </draw:frame>
        <draw:frame draw:name="内容占位符 6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11" draw:style-name="gr1" draw:text-style-name="P15" draw:layer="layout" svg:width="7.139cm" svg:height="1.013cm" svg:x="2.568cm" svg:y="-2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13.858cm" svg:height="0.916cm" svg:x="5cm" svg:y="0.44cm">
          <draw:text-box>
            <text:p>My Presentation &gt; Principles &gt; Merchandising &gt; </text:p>
          </draw:text-box>
        </draw:frame>
        <draw:custom-shape draw:name="文本框 12" draw:style-name="gr1" draw:text-style-name="P15" draw:layer="layout" svg:width="7.139cm" svg:height="1.013cm" svg:x="7.5cm" svg:y="-1.512cm">
          <text:p text:style-name="P5"><text:span text:style-name="T3">#poptopush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Studies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ase Studies</text:span></text:p>
          </draw:text-box>
        </draw:frame>
        <draw:frame draw:name="内容占位符 2" presentation:style-name="pr12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5">Case Studies</text:span></text:p>
                <text:list>
                  <text:list-item>
                    <text:p><text:span text:style-name="T5">Case 1</text:span></text:p>
                  </text:list-item>
                  <text:list-item>
                    <text:p><text:span text:style-name="T5">Case 2</text:span></text:p>
                  </text:list-item>
                </text:list>
              </text:list-item>
              <text:list-item>
                <text:p><text:span text:style-name="T6">Issues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2.088cm">
          <text:p text:style-name="P5"><text:span text:style-name="T3">#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Studies (2)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ase Studie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1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ase 1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9.917cm" svg:height="0.916cm" svg:x="5cm" svg:y="0.44cm">
          <draw:text-box>
            <text:p>My Presentation &gt; Case Studi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1 (2)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ase 1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 2</text:span></text:p>
              </text:list-item>
            </text:list>
          </draw:text-box>
        </draw:frame>
        <draw:frame draw:style-name="gr6" draw:text-style-name="P13" draw:layer="layout" svg:width="9.917cm" svg:height="0.916cm" svg:x="5cm" svg:y="0.44cm">
          <draw:text-box>
            <text:p>My Presentation &gt; Case Studi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2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ase 2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9.917cm" svg:height="0.916cm" svg:x="5cm" svg:y="0.44cm">
          <draw:text-box>
            <text:p>My Presentation &gt; Case Studi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itional Information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Additional Information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bc Steering a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4.308cm" svg:height="0.916cm" svg:x="5cm" svg:y="0.44cm">
          <draw:text-box>
            <text:p>Steering away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ssues</text:span></text:p>
          </draw:text-box>
        </draw:frame>
        <draw:frame draw:name="内容占位符 2" presentation:style-name="pr13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Case Studies</text:span></text:p>
              </text:list-item>
              <text:list-item>
                <text:p><text:span text:style-name="T5">Issues</text:span></text:p>
                <text:list>
                  <text:list-item>
                    <text:p><text:span text:style-name="T5">Seriousness</text:span></text:p>
                  </text:list-item>
                  <text:list-item>
                    <text:p><text:span text:style-name="T5">Consequences</text:span></text:p>
                  </text:list-item>
                </text:list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2.088cm">
          <text:p text:style-name="P5"><text:span text:style-name="T3">#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 (2)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ssue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iousness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eriousnes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8.084cm" svg:height="0.916cm" svg:x="5cm" svg:y="0.44cm">
          <draw:text-box>
            <text:p>My Presentation &gt; Issu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equences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onsequences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7">Content</text:span>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2.568cm" svg:y="-2.512cm">
          <text:p text:style-name="P5"><text:span text:style-name="T3">#poptopush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8.084cm" svg:height="0.916cm" svg:x="5cm" svg:y="0.44cm">
          <draw:text-box>
            <text:p>My Presentation &gt; Issues &gt; 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ummary</text:span></text:p>
          </draw:text-box>
        </draw:frame>
        <draw:frame draw:name="内容占位符 2" presentation:style-name="pr14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Principles</text:p>
              </text:list-item>
              <text:list-item>
                <text:p>Case Studies</text:p>
              </text:list-item>
              <text:list-item>
                <text:p>Issues</text:p>
              </text:list-item>
            </text:list>
          </draw:text-box>
        </draw:frame>
        <draw:custom-shape draw:name="文本框 3" draw:style-name="gr1" draw:text-style-name="P6" draw:layer="layout" svg:width="7.139cm" svg:height="1.013cm" svg:x="3.951cm" svg:y="-3.302cm">
          <text:p text:style-name="P5"><text:span text:style-name="T3">#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1" draw:text-style-name="P6" draw:layer="layout" svg:width="7.139cm" svg:height="1.013cm" svg:x="2.992cm" svg:y="-2.088cm">
          <text:p text:style-name="P5"><text:span text:style-name="T3">#popto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 (2)" draw:style-name="dp1" draw:master-page-name="标题和内容" presentation:presentation-page-layout-name="AL2T11">
        <office:forms form:automatic-focus="false" form:apply-design-mode="false"/>
        <draw:frame draw:name="标题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ummary</text:span></text:p>
          </draw:text-box>
        </draw:frame>
        <draw:frame draw:name="内容占位符 2" presentation:style-name="pr8" draw:text-style-name="P12" draw:layer="layout" svg:width="29.209cm" svg:height="12.086cm" svg:x="2.328cm" svg:y="5.071cm" presentation:class="outline" presentation:user-transformed="true">
          <draw:text-box>
            <text:p text:style-name="P16"><text:span text:style-name="T7">Cont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节标题">
        <office:forms form:automatic-focus="false" form:apply-design-mode="false"/>
        <draw:frame draw:name="标题 1" presentation:style-name="pr15" draw:text-style-name="P2" draw:layer="layout" svg:width="29.209cm" svg:height="7.923cm" svg:x="2.311cm" svg:y="4.749cm" presentation:class="title" presentation:user-transformed="true">
          <draw:text-box>
            <text:p text:style-name="P8"><text:span text:style-name="T1">Thank you!</text:span></text:p>
          </draw:text-box>
        </draw:frame>
        <draw:frame draw:name="文本占位符 3" presentation:style-name="pr16" draw:text-style-name="P17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  <style:font-face style:name="新宋体1" svg:font-family="新宋体" style:font-pitch="variable"/>
    <style:font-face style:name="等线" svg:font-family="等线" style:font-adornments="Regular" style:font-pitch="variable"/>
    <style:font-face style:name="等线 Light" svg:font-family="'等线 Light'" style:font-pitch="variable"/>
    <style:font-face style:name="等线 Light1" svg:font-family="'等线 Light'"/>
    <style:font-face style:name="等线1" svg:font-family="等线" style:font-pitch="variable"/>
    <style:font-face style:name="等线2" svg:font-family="等线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readcrumb_20__28_Auto-generated_29_" style:display-name="Breadcrumb (Auto-generated)" style:family="graphic" style:parent-style-name="standard">
      <style:graphic-properties draw:stroke="none" draw:stroke-dash="Dash_20_Dot_20_4" draw:fill="none" draw:textarea-horizontal-align="left" draw:textarea-vertical-align="top"/>
      <style:text-properties style:font-name="等线" fo:font-family="等线" style:font-style-name="Regular" style:font-pitch="variable" style:font-name-asian="等线" style:font-family-asian="等线" style:font-style-name-asian="Regular" style:font-pitch-asian="variable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false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2" fo:font-family="等线" fo:font-size="2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2" fo:font-family="等线" fo:font-size="1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false" style:shrink-to-fit="true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2" fo:font-family="等线" fo:font-size="2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top="0.1cm" fo:margin-bottom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top="0.1cm" fo:margin-bottom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top="0.1cm" fo:margin-bottom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top="0.1cm" fo:margin-bottom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top="0.1cm" fo:margin-bottom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2" fo:font-family="等线" fo:font-size="1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空白-background" style:family="presentation">
      <style:graphic-properties draw:stroke="none" draw:fill="solid" draw:fill-color="#ffffff"/>
      <style:text-properties style:letter-kerning="true"/>
    </style:style>
    <style:style style:name="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空白-outline1" style:family="presentation">
      <style:graphic-properties draw:stroke="none" draw:fill="none" draw:auto-grow-height="false" draw:fit-to-size="false" style:shrink-to-fit="true">
        <text:list-style style:name="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2" fo:font-family="等线" fo:font-size="2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空白-outline2" style:family="presentation" style:parent-style-name="空白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空白-outline3" style:family="presentation" style:parent-style-name="空白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空白-outline4" style:family="presentation" style:parent-style-name="空白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空白-outline5" style:family="presentation" style:parent-style-name="空白-outline4">
      <style:paragraph-properties fo:margin-top="0.1cm" fo:margin-bottom="0cm"/>
      <style:text-properties fo:font-size="20pt" style:font-size-asian="20pt" style:font-size-complex="20pt"/>
    </style:style>
    <style:style style:name="空白-outline6" style:family="presentation" style:parent-style-name="空白-outline5">
      <style:paragraph-properties fo:margin-top="0.1cm" fo:margin-bottom="0cm"/>
      <style:text-properties fo:font-size="20pt" style:font-size-asian="20pt" style:font-size-complex="20pt"/>
    </style:style>
    <style:style style:name="空白-outline7" style:family="presentation" style:parent-style-name="空白-outline6">
      <style:paragraph-properties fo:margin-top="0.1cm" fo:margin-bottom="0cm"/>
      <style:text-properties fo:font-size="20pt" style:font-size-asian="20pt" style:font-size-complex="20pt"/>
    </style:style>
    <style:style style:name="空白-outline8" style:family="presentation" style:parent-style-name="空白-outline7">
      <style:paragraph-properties fo:margin-top="0.1cm" fo:margin-bottom="0cm"/>
      <style:text-properties fo:font-size="20pt" style:font-size-asian="20pt" style:font-size-complex="20pt"/>
    </style:style>
    <style:style style:name="空白-outline9" style:family="presentation" style:parent-style-name="空白-outline8">
      <style:paragraph-properties fo:margin-top="0.1cm" fo:margin-bottom="0cm"/>
      <style:text-properties fo:font-size="20pt" style:font-size-asian="20pt" style:font-size-complex="20pt"/>
    </style:style>
    <style:style style:name="空白-subtitle" style:family="presentation">
      <style:graphic-properties draw:stroke="none" draw:fill="none" draw:textarea-vertical-align="middle">
        <text:list-style style:name="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空白-title" style:family="presentation">
      <style:graphic-properties draw:stroke="none" draw:fill="none" draw:textarea-vertical-align="middle">
        <text:list-style style:name="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2" fo:font-family="等线" fo:font-size="1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节标题-background" style:family="presentation">
      <style:graphic-properties draw:stroke="none" draw:fill="solid" draw:fill-color="#ffffff"/>
      <style:text-properties style:letter-kerning="true"/>
    </style:style>
    <style:style style:name="节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节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节标题-outline1" style:family="presentation">
      <style:graphic-properties draw:stroke="none" draw:fill="none" draw:auto-grow-height="false" draw:fit-to-size="false" style:shrink-to-fit="true">
        <text:list-style style:name="节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2" fo:font-family="等线" fo:font-size="2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节标题-outline2" style:family="presentation" style:parent-style-name="节标题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节标题-outline3" style:family="presentation" style:parent-style-name="节标题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节标题-outline4" style:family="presentation" style:parent-style-name="节标题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等线2" fo:font-family="等线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节标题-outline5" style:family="presentation" style:parent-style-name="节标题-outline4">
      <style:paragraph-properties fo:margin-top="0.1cm" fo:margin-bottom="0cm"/>
      <style:text-properties fo:font-size="20pt" style:font-size-asian="20pt" style:font-size-complex="20pt"/>
    </style:style>
    <style:style style:name="节标题-outline6" style:family="presentation" style:parent-style-name="节标题-outline5">
      <style:paragraph-properties fo:margin-top="0.1cm" fo:margin-bottom="0cm"/>
      <style:text-properties fo:font-size="20pt" style:font-size-asian="20pt" style:font-size-complex="20pt"/>
    </style:style>
    <style:style style:name="节标题-outline7" style:family="presentation" style:parent-style-name="节标题-outline6">
      <style:paragraph-properties fo:margin-top="0.1cm" fo:margin-bottom="0cm"/>
      <style:text-properties fo:font-size="20pt" style:font-size-asian="20pt" style:font-size-complex="20pt"/>
    </style:style>
    <style:style style:name="节标题-outline8" style:family="presentation" style:parent-style-name="节标题-outline7">
      <style:paragraph-properties fo:margin-top="0.1cm" fo:margin-bottom="0cm"/>
      <style:text-properties fo:font-size="20pt" style:font-size-asian="20pt" style:font-size-complex="20pt"/>
    </style:style>
    <style:style style:name="节标题-outline9" style:family="presentation" style:parent-style-name="节标题-outline8">
      <style:paragraph-properties fo:margin-top="0.1cm" fo:margin-bottom="0cm"/>
      <style:text-properties fo:font-size="20pt" style:font-size-asian="20pt" style:font-size-complex="20pt"/>
    </style:style>
    <style:style style:name="节标题-subtitle" style:family="presentation">
      <style:graphic-properties draw:stroke="none" draw:fill="none" draw:textarea-vertical-align="middle">
        <text:list-style style:name="节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节标题-title" style:family="presentation">
      <style:graphic-properties draw:stroke="none" draw:fill="none" draw:textarea-vertical-align="middle">
        <text:list-style style:name="节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等线2" fo:font-family="等线" fo:font-size="18pt" fo:letter-spacing="normal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标题和内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空白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空白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空白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节标题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节标题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节标题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节标题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节标题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等线 Light1" fo:font-size="60pt" fo:letter-spacing="normal" fo:font-style="normal" style:text-underline-style="none" fo:font-weight="normal" fo:background-color="transparent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等线2" fo:font-size="12pt" fo:letter-spacing="normal" fo:font-style="normal" style:text-underline-style="none" fo:font-weight="normal" fo:background-color="transparent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等线 Light1" fo:font-size="44pt" fo:letter-spacing="normal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28pt" fo:letter-spacing="normal" fo:font-style="normal" style:text-underline-style="none" fo:font-weight="normal" fo:background-color="transparent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24pt" fo:letter-spacing="normal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20pt" fo:letter-spacing="normal" fo:font-style="normal" style:text-underline-style="none" fo:font-weight="normal" fo:background-color="transparent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b8b8b" loext:opacity="100%" style:text-line-through-style="none" style:text-line-through-type="none" style:text-position="0% 100%" style:font-name="等线2" fo:font-size="24pt" fo:letter-spacing="normal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标题幻灯片" style:page-layout-name="PM1" draw:style-name="Mdp1">
      <draw:frame draw:name="标题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单击此处编辑母版标题样式</text:span></text:p>
        </draw:text-box>
      </draw:frame>
      <draw:frame draw:name="日期占位符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页脚占位符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灯片编号占位符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7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标题和内容" style:page-layout-name="PM1" draw:style-name="Mdp1">
      <office:forms form:automatic-focus="false" form:apply-design-mode="false"/>
      <draw:frame draw:name="标题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单击此处编辑母版标题样式</text:span></text:p>
        </draw:text-box>
      </draw:frame>
      <draw:frame draw:name="内容占位符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单击此处编辑母版文本样式</text:span></text:p>
              <text:list>
                <text:list-item>
                  <text:p text:style-name="MP14"><text:span text:style-name="MT6">二级</text:span></text:p>
                  <text:list>
                    <text:list-item>
                      <text:p text:style-name="MP14"><text:span text:style-name="MT7">三级</text:span></text:p>
                      <text:list>
                        <text:list-item>
                          <text:p text:style-name="MP14"><text:span text:style-name="MT8">四级</text:span></text:p>
                          <text:list>
                            <text:list-item>
                              <text:p text:style-name="MP14"><text:span text:style-name="MT8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页脚占位符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灯片编号占位符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标题和内容-title" draw:layer="backgroundobjects" svg:width="19.798cm" svg:height="11.136cm" svg:x="0.6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空白" style:page-layout-name="PM1" draw:style-name="Mdp1">
      <draw:frame draw:name="日期占位符 1" presentation:style-name="Mpr1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页脚占位符 2" presentation:style-name="Mpr1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灯片编号占位符 3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7</text:page-number></text:span></text:p>
        </draw:text-box>
      </draw:frame>
      <draw:frame presentation:style-name="空白-title" draw:layer="backgroundobjects" svg:width="30.479cm" svg:height="3.18cm" svg:x="1.693cm" svg:y="0.76cm" presentation:class="title" presentation:placeholder="true">
        <draw:text-box/>
      </draw:frame>
      <draw:frame presentation:style-name="空白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空白-title" draw:layer="backgroundobjects" svg:width="19.798cm" svg:height="11.136cm" svg:x="0.6cm" svg:y="2.257cm" presentation:class="page"/>
        <draw:frame presentation:style-name="空白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节标题" style:page-layout-name="PM1" draw:style-name="Mdp1">
      <draw:frame draw:name="标题 1" presentation:style-name="Mpr13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单击此处编辑母版标题样式</text:span></text:p>
        </draw:text-box>
      </draw:frame>
      <draw:frame draw:name="文本占位符 2" presentation:style-name="Mpr14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单击此处编辑母版文本样式</text:span></text:p>
            </text:list-item>
          </text:list>
        </draw:text-box>
      </draw:frame>
      <draw:frame draw:name="日期占位符 3" presentation:style-name="Mpr1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页脚占位符 4" presentation:style-name="Mpr1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灯片编号占位符 5" presentation:style-name="Mpr1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7</text:page-number></text:span></text:p>
        </draw:text-box>
      </draw:frame>
      <presentation:notes style:page-layout-name="PM0">
        <draw:page-thumbnail presentation:style-name="节标题-title" draw:layer="backgroundobjects" svg:width="19.798cm" svg:height="11.136cm" svg:x="0.6cm" svg:y="2.257cm" presentation:class="page"/>
        <draw:frame presentation:style-name="节标题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My Presentation</dc:title>
    <meta:initial-creator>Feng Shun</meta:initial-creator>
    <meta:editing-cycles>41</meta:editing-cycles>
    <meta:creation-date>2022-05-03T05:53:34</meta:creation-date>
    <dc:date>2022-05-05T16:38:15.857000000</dc:date>
    <meta:editing-duration>PT25M47S</meta:editing-duration>
    <meta:generator>LibreOffice/7.3.2.2$Windows_X86_64 LibreOffice_project/49f2b1bff42cfccbd8f788c8dc32c1c309559be0</meta:generator>
    <meta:document-statistic meta:object-count="224"/>
    <meta:user-defined meta:name="AppVersion">16.0000</meta:user-defined>
    <meta:user-defined meta:name="PresentationFormat">宽屏</meta:user-defined>
    <meta:user-defined meta:name="Slides" meta:value-type="float">26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 style:rotation-angle="0"/>
      <style:text-properties fo:color="#595959" style:text-position="0% 100%" fo:font-family="等线" fo:font-size="18.6200008392334pt" fo:language="en" fo:country="US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4" style:family="chart">
      <style:chart-properties chart:include-hidden-cells="false" chart:auto-position="true" chart:auto-size="true" chart:treat-empty-cells="leave-gap" loext:external-data="ppt/embeddings/Microsoft_Excel_Worksheet.xlsx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等线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等线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等线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2.578cm" svg:height="15.052cm" xlink:href="." xlink:type="simple" chart:class="chart:bar" chart:style-name="ch1">
        <chart:title svg:x="10.398cm" svg:y="0.437cm" chart:style-name="ch2">
          <text:p>Chart</text:p>
        </chart:title>
        <chart:legend chart:legend-position="bottom" svg:x="8.275cm" svg:y="14.405cm" style:legend-expansion="wide" chart:style-name="ch3"/>
        <chart:plot-area chart:style-name="ch4" chart:data-source-has-labels="both" svg:x="0.451cm" svg:y="1.809cm" svg:width="21.676cm" svg:height="12.111cm">
          <chart:coordinate-region svg:x="0.785cm" svg:y="2.032cm" svg:width="21.342cm" svg:height="11.343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